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3.55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2602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kg:</text:p>
          </table:table-cell>
          <table:table-cell office:value-type="string" calcext:value-type="string">
            <text:p>github.com/davecb/stupidestCache/src/stupidestC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11t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ntel(R)</text:p>
          </table:table-cell>
          <table:table-cell office:value-type="string" calcext:value-type="string">
            <text:p>Core(TM)</text:p>
          </table:table-cell>
          <table:table-cell office:value-type="string" calcext:value-type="string">
            <text:p>i7-11850H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.50GHz</text:p>
          </table:table-cell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129867" calcext:value-type="float">
            <text:p>3129867</text:p>
          </table:table-cell>
          <table:table-cell office:value-type="float" office:value="338.2" calcext:value-type="float">
            <text:p>338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9097" calcext:value-type="float">
            <text:p>3339097</text:p>
          </table:table-cell>
          <table:table-cell office:value-type="float" office:value="324.9" calcext:value-type="float">
            <text:p>324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58574" calcext:value-type="float">
            <text:p>3258574</text:p>
          </table:table-cell>
          <table:table-cell office:value-type="float" office:value="345.5" calcext:value-type="float">
            <text:p>34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7854" calcext:value-type="float">
            <text:p>3317854</text:p>
          </table:table-cell>
          <table:table-cell office:value-type="float" office:value="357.2" calcext:value-type="float">
            <text:p>357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3566" calcext:value-type="float">
            <text:p>3323566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30078" calcext:value-type="float">
            <text:p>3730078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4670" calcext:value-type="float">
            <text:p>3914670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2727" calcext:value-type="float">
            <text:p>3282727</text:p>
          </table:table-cell>
          <table:table-cell office:value-type="float" office:value="338.9" calcext:value-type="float">
            <text:p>338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1599" calcext:value-type="float">
            <text:p>3331599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5031" calcext:value-type="float">
            <text:p>3335031</text:p>
          </table:table-cell>
          <table:table-cell office:value-type="float" office:value="343.7" calcext:value-type="float">
            <text:p>343.7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0916" calcext:value-type="float">
            <text:p>3910916</text:p>
          </table:table-cell>
          <table:table-cell office:value-type="float" office:value="350.5" calcext:value-type="float">
            <text:p>350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9720" calcext:value-type="float">
            <text:p>3319720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76137" calcext:value-type="float">
            <text:p>3776137</text:p>
          </table:table-cell>
          <table:table-cell office:value-type="float" office:value="336.4" calcext:value-type="float">
            <text:p>336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442375" calcext:value-type="float">
            <text:p>3442375</text:p>
          </table:table-cell>
          <table:table-cell office:value-type="float" office:value="360.8" calcext:value-type="float">
            <text:p>360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44314" calcext:value-type="float">
            <text:p>324431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22717" calcext:value-type="float">
            <text:p>3222717</text:p>
          </table:table-cell>
          <table:table-cell office:value-type="float" office:value="359.5" calcext:value-type="float">
            <text:p>359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871538" calcext:value-type="float">
            <text:p>387153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57583" calcext:value-type="float">
            <text:p>3657583</text:p>
          </table:table-cell>
          <table:table-cell office:value-type="float" office:value="368.6" calcext:value-type="float">
            <text:p>368.6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03515" calcext:value-type="float">
            <text:p>3703515</text:p>
          </table:table-cell>
          <table:table-cell office:value-type="float" office:value="356.8" calcext:value-type="float">
            <text:p>356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62764" calcext:value-type="float">
            <text:p>3262764</text:p>
          </table:table-cell>
          <table:table-cell office:value-type="float" office:value="351.5" calcext:value-type="float">
            <text:p>351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3779" calcext:value-type="float">
            <text:p>3313779</text:p>
          </table:table-cell>
          <table:table-cell office:value-type="float" office:value="372.8" calcext:value-type="float">
            <text:p>372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9010" calcext:value-type="float">
            <text:p>3329010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003210" calcext:value-type="float">
            <text:p>30032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77768" calcext:value-type="float">
            <text:p>367776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5375" calcext:value-type="float">
            <text:p>3285375</text:p>
          </table:table-cell>
          <table:table-cell office:value-type="float" office:value="366.2" calcext:value-type="float">
            <text:p>366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ithub.com/davecb/stupidestCache/src/stupidestCache</text:p>
          </table:table-cell>
          <table:table-cell office:value-type="string" calcext:value-type="string">
            <text:p>38.815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4" meta:object-count="0"/>
    <meta:generator>LibreOffice/7.5.2.2$Linux_X86_64 LibreOffice_project/53bb9681a964705cf672590721dbc85eb4d0c3a2</meta:generator>
  </office:meta>
</office:document-meta>
</file>